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2.752cm"/>
    </style:style>
    <style:style style:name="Table1.A1" style:family="table-cell">
      <style:table-cell-properties style:vertical-align="top" fo:padding="0.176cm" fo:border="1pt solid #000000"/>
    </style:style>
    <style:style style:name="Table2" style:family="table">
      <style:table-properties style:width="16.51cm" fo:margin-left="0cm" table:align="left" style:writing-mode="lr-tb"/>
    </style:style>
    <style:style style:name="Table2.A" style:family="table-column">
      <style:table-column-properties style:column-width="2.752cm"/>
    </style:style>
    <style:style style:name="Table2.A1" style:family="table-cell">
      <style:table-cell-properties style:vertical-align="top" fo:padding="0.176cm" fo:border="1pt solid #000000"/>
    </style:style>
    <style:style style:name="Table3" style:family="table">
      <style:table-properties style:width="16.51cm" fo:margin-left="0cm" table:align="left" style:writing-mode="lr-tb"/>
    </style:style>
    <style:style style:name="Table3.A" style:family="table-column">
      <style:table-column-properties style:column-width="2.752cm"/>
    </style:style>
    <style:style style:name="Table3.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line-height="115%" fo:break-before="page" style:writing-mode="lr-tb"/>
    </style:style>
    <style:style style:name="P5" style:family="paragraph" style:parent-style-name="Standard" style:master-page-name="Standard">
      <style:paragraph-properties fo:line-height="115%" style:page-number="auto" fo:break-before="auto" fo:break-after="auto" style:writing-mode="lr-tb"/>
    </style:style>
    <style:style style:name="P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officeooo:paragraph-rsid="0003d695"/>
    </style:style>
    <style:style style:name="P10" style:family="paragraph" style:parent-style-name="Standard">
      <style:paragraph-properties fo:line-height="115%" fo:break-before="auto" fo:break-after="auto" style:writing-mode="lr-tb"/>
    </style:style>
    <style:style style:name="P11" style:family="paragraph" style:parent-style-name="Standard">
      <style:paragraph-properties fo:line-height="115%" fo:break-before="page" style:writing-mode="lr-tb"/>
    </style:style>
    <style:style style:name="T1"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tail Tests</text:p>
      <table:table table:name="Table1" table:style-name="Table1">
        <table:table-column table:style-name="Table1.A" table:number-columns-repeated="6"/>
        <table:table-row>
          <table:table-cell table:style-name="Table1.A1" office:value-type="string">
            <text:p text:style-name="P6">Test</text:p>
          </table:table-cell>
          <table:table-cell table:style-name="Table1.A1" office:value-type="string">
            <text:p text:style-name="P6">Purpose</text:p>
          </table:table-cell>
          <table:table-cell table:style-name="Table1.A1" office:value-type="string">
            <text:p text:style-name="P6">Input</text:p>
          </table:table-cell>
          <table:table-cell table:style-name="Table1.A1" office:value-type="string">
            <text:p text:style-name="P2"><text:span text:style-name="T1">Input Files</text:span></text:p>
          </table:table-cell>
          <table:table-cell table:style-name="Table1.A1" office:value-type="string">
            <text:p text:style-name="P2"><text:span text:style-name="T1">Output Files</text:span></text:p>
          </table:table-cell>
          <table:table-cell table:style-name="Table1.A1" office:value-type="string">
            <text:p text:style-name="P6">Output</text:p>
          </table:table-cell>
        </table:table-row>
        <table:table-row>
          <table:table-cell table:style-name="Table1.A1" office:value-type="string">
            <text:p text:style-name="P2"><text:span text:style-name="T2">Retail-Create</text:span></text:p>
          </table:table-cell>
          <table:table-cell table:style-name="Table1.A1" office:value-type="string">
            <text:p text:style-name="P2"><text:span text:style-name="T2">Test if retail users are allowed to create accounts.</text:span></text:p>
          </table:table-cell>
          <table:table-cell table:style-name="Table1.A1" office:value-type="string">
            <text:p text:style-name="P3">login</text:p>
            <text:p text:style-name="P3">retail</text:p>
            <text:p text:style-name="P3">create</text:p>
            <text:p text:style-name="P3">logout</text:p>
            <text:p text:style-name="P3"/>
            <text:p text:style-name="P3"/>
          </table:table-cell>
          <table:table-cell table:style-name="Table1.A1" office:value-type="string">
            <text:p text:style-name="P2"><text:span text:style-name="T2">current accounts file</text:span></text:p>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Rejection of create command as user does not have access.</text:span></text:p>
          </table:table-cell>
        </table:table-row>
        <table:table-row>
          <table:table-cell table:style-name="Table1.A1" office:value-type="string">
            <text:p text:style-name="P2"><text:span text:style-name="T2">Retail-delete</text:span></text:p>
          </table:table-cell>
          <table:table-cell table:style-name="Table1.A1" office:value-type="string">
            <text:p text:style-name="P2"><text:span text:style-name="T2">Test if a retail user is allowed to delete accoutns</text:span></text:p>
          </table:table-cell>
          <table:table-cell table:style-name="Table1.A1" office:value-type="string">
            <text:p text:style-name="P3">login</text:p>
            <text:p text:style-name="P3">retail</text:p>
            <text:p text:style-name="P3">delete</text:p>
            <text:p text:style-name="P3">logout</text:p>
          </table:table-cell>
          <table:table-cell table:style-name="Table1.A1" office:value-type="string">
            <text:p text:style-name="P2"><text:span text:style-name="T2">current accounts file</text:span></text:p>
            <text:p text:style-name="P3"/>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Rejection of delete command as user does not have access.</text:span></text:p>
          </table:table-cell>
        </table:table-row>
        <table:table-row>
          <table:table-cell table:style-name="Table1.A1" office:value-type="string">
            <text:p text:style-name="P3">Retail</text:p>
            <text:p text:style-name="P2"><text:span text:style-name="T2">-deposit</text:span></text:p>
            <text:p text:style-name="P3">reasonable</text:p>
          </table:table-cell>
          <table:table-cell table:style-name="Table1.A1" office:value-type="string">
            <text:p text:style-name="P2"><text:span text:style-name="T2">Test if a retail user can deposit a reasonable amount</text:span></text:p>
          </table:table-cell>
          <table:table-cell table:style-name="Table1.A1" office:value-type="string">
            <text:p text:style-name="P3">login</text:p>
            <text:p text:style-name="P3">retail</text:p>
            <text:p text:style-name="P3">deposit</text:p>
            <text:p text:style-name="P3">000001</text:p>
            <text:p text:style-name="P3">800.00</text:p>
            <text:p text:style-name="P3">deposi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9"><text:span text:style-name="T2">updated transaction summary file</text:span></text:p>
          </table:table-cell>
          <table:table-cell table:style-name="Table1.A1" office:value-type="string">
            <text:p text:style-name="P2"><text:span text:style-name="T2">enter a valid account number:</text:span></text:p>
            <text:p text:style-name="P2"><text:span text:style-name="T2">enter an amount to be deposited:</text:span></text:p>
            <text:p text:style-name="P2"><text:span text:style-name="T2">Accepts transaction.</text:span></text:p>
          </table:table-cell>
        </table:table-row>
        <table:table-row>
          <table:table-cell table:style-name="Table1.A1" office:value-type="string">
            <text:p text:style-name="P3">Retail</text:p>
            <text:p text:style-name="P2"><text:span text:style-name="T2">-deposit</text:span></text:p>
            <text:p text:style-name="P2"><text:span text:style-name="T2">out of scope</text:span></text:p>
          </table:table-cell>
          <table:table-cell table:style-name="Table1.A1" office:value-type="string">
            <text:p text:style-name="P2"><text:span text:style-name="T2">Test if a retail user can deposit over $1,000</text:span></text:p>
          </table:table-cell>
          <table:table-cell table:style-name="Table1.A1" office:value-type="string">
            <text:p text:style-name="P3">login</text:p>
            <text:p text:style-name="P3">retail</text:p>
            <text:p text:style-name="P3">deposit</text:p>
            <text:p text:style-name="P3">000001</text:p>
            <text:p text:style-name="P3">10000.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enter an amount to be deposited:</text:span></text:p>
            <text:p text:style-name="P2"><text:span text:style-name="T2">Rejects amount greater than $1,000</text:span></text:p>
          </table:table-cell>
        </table:table-row>
        <table:table-row>
          <table:table-cell table:style-name="Table1.A1" office:value-type="string">
            <text:p text:style-name="P3">Retail</text:p>
            <text:p text:style-name="P2"><text:span text:style-name="T2">-deposit</text:span></text:p>
            <text:p text:style-name="P3">zero</text:p>
          </table:table-cell>
          <table:table-cell table:style-name="Table1.A1" office:value-type="string">
            <text:p text:style-name="P2"><text:span text:style-name="T2">Test a redundant deposit</text:span></text:p>
          </table:table-cell>
          <table:table-cell table:style-name="Table1.A1" office:value-type="string">
            <text:p text:style-name="P3">login</text:p>
            <text:p text:style-name="P3">retail</text:p>
            <text:p text:style-name="P3">deposit</text:p>
            <text:p text:style-name="P3">000001</text:p>
            <text:p text:style-name="P3">0.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Updated transaction summary file</text:span></text:p>
          </table:table-cell>
          <table:table-cell table:style-name="Table1.A1" office:value-type="string">
            <text:p text:style-name="P2"><text:span text:style-name="T2">enter a valid account number:</text:span></text:p>
            <text:p text:style-name="P2"><text:span text:style-name="T2">enter an amount to be deposited:</text:span></text:p>
            <text:p text:style-name="P2"><text:span text:style-name="T2">Either accepts or denies transaction based on how we want to handle a 0 input.</text:span></text:p>
          </table:table-cell>
        </table:table-row>
        <text:soft-page-break/>
        <table:table-row>
          <table:table-cell table:style-name="Table1.A1" office:value-type="string">
            <text:p text:style-name="P3">Retail</text:p>
            <text:p text:style-name="P2"><text:span text:style-name="T2">-deposit</text:span></text:p>
            <text:p text:style-name="P3">negative</text:p>
          </table:table-cell>
          <table:table-cell table:style-name="Table1.A1" office:value-type="string">
            <text:p text:style-name="P2"><text:span text:style-name="T2">Test an amount we can not reproduce</text:span></text:p>
          </table:table-cell>
          <table:table-cell table:style-name="Table1.A1" office:value-type="string">
            <text:p text:style-name="P3">login</text:p>
            <text:p text:style-name="P3">retail</text:p>
            <text:p text:style-name="P3">deposit</text:p>
            <text:p text:style-name="P3">000001</text:p>
            <text:p text:style-name="P3">-1.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enter amount to be deposited:</text:span></text:p>
            <text:p text:style-name="P2"><text:span text:style-name="T2">deny transaction of negative amount</text:span></text:p>
          </table:table-cell>
        </table:table-row>
        <table:table-row>
          <table:table-cell table:style-name="Table1.A1" office:value-type="string">
            <text:p text:style-name="P3">Retail</text:p>
            <text:p text:style-name="P2"><text:span text:style-name="T2">-deposit</text:span></text:p>
            <text:p text:style-name="P2"><text:span text:style-name="T2">Invalid account</text:span></text:p>
          </table:table-cell>
          <table:table-cell table:style-name="Table1.A1" office:value-type="string">
            <text:p text:style-name="P2"><text:span text:style-name="T2">Test if we try to deposit to an account that doesn’t exist</text:span></text:p>
          </table:table-cell>
          <table:table-cell table:style-name="Table1.A1" office:value-type="string">
            <text:p text:style-name="P3">login</text:p>
            <text:p text:style-name="P3">retail</text:p>
            <text:p text:style-name="P3">deposit</text:p>
            <text:p text:style-name="P3">000001</text:p>
            <text:p text:style-name="P3">logout</text:p>
          </table:table-cell>
          <table:table-cell table:style-name="Table1.A1" office:value-type="string">
            <text:p text:style-name="P2"><text:span text:style-name="T2">empty accounts file</text:span></text:p>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reject invalid number</text:span></text:p>
          </table:table-cell>
        </table:table-row>
        <table:table-row>
          <table:table-cell table:style-name="Table1.A1" office:value-type="string">
            <text:p text:style-name="P3">Retail</text:p>
            <text:p text:style-name="P2"><text:span text:style-name="T2">-deposit</text:span></text:p>
            <text:p text:style-name="P2"><text:span text:style-name="T2">immediate logout</text:span></text:p>
          </table:table-cell>
          <table:table-cell table:style-name="Table1.A1" office:value-type="string">
            <text:p text:style-name="P2"><text:span text:style-name="T2">Test if we try to deposit and then logout immediately</text:span></text:p>
          </table:table-cell>
          <table:table-cell table:style-name="Table1.A1" office:value-type="string">
            <text:p text:style-name="P3">login</text:p>
            <text:p text:style-name="P3">retail</text:p>
            <text:p text:style-name="P3">deposit</text:p>
            <text:p text:style-name="P3">logout</text:p>
          </table:table-cell>
          <table:table-cell table:style-name="Table1.A1" office:value-type="string">
            <text:p text:style-name="P2"><text:span text:style-name="T2">empty accounts file</text:span></text:p>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3"/>
          </table:table-cell>
        </table:table-row>
        <table:table-row>
          <table:table-cell table:style-name="Table1.A1" office:value-type="string">
            <text:p text:style-name="P3">Retail</text:p>
            <text:p text:style-name="P2"><text:span text:style-name="T2">-withdraw</text:span></text:p>
            <text:p text:style-name="P3">reasonable</text:p>
          </table:table-cell>
          <table:table-cell table:style-name="Table1.A1" office:value-type="string">
            <text:p text:style-name="P2"><text:span text:style-name="T2">Test the withdraw function on normal conditions</text:span></text:p>
          </table:table-cell>
          <table:table-cell table:style-name="Table1.A1" office:value-type="string">
            <text:p text:style-name="P3">login</text:p>
            <text:p text:style-name="P3">retail</text:p>
            <text:p text:style-name="P3">withdraw</text:p>
            <text:p text:style-name="P3">000001</text:p>
            <text:p text:style-name="P3">800.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Updated transaction summary file</text:span></text:p>
          </table:table-cell>
          <table:table-cell table:style-name="Table1.A1" office:value-type="string">
            <text:p text:style-name="P2"><text:span text:style-name="T2">enter a valid account number:</text:span></text:p>
            <text:p text:style-name="P2"><text:span text:style-name="T2">enter an amount to be withdrawn:</text:span></text:p>
            <text:p text:style-name="P2"><text:span text:style-name="T2">Accepts transaction.</text:span></text:p>
          </table:table-cell>
        </table:table-row>
        <table:table-row>
          <table:table-cell table:style-name="Table1.A1" office:value-type="string">
            <text:p text:style-name="P3">Retail</text:p>
            <text:p text:style-name="P2"><text:span text:style-name="T2">-withdraw</text:span></text:p>
            <text:p text:style-name="P2"><text:span text:style-name="T2">out of scope</text:span></text:p>
          </table:table-cell>
          <table:table-cell table:style-name="Table1.A1" office:value-type="string">
            <text:p text:style-name="P2"><text:span text:style-name="T2">Test the withdraw function with an amount higher than $1,000</text:span></text:p>
          </table:table-cell>
          <table:table-cell table:style-name="Table1.A1" office:value-type="string">
            <text:p text:style-name="P3">login</text:p>
            <text:p text:style-name="P3">retail</text:p>
            <text:p text:style-name="P3">withdraw</text:p>
            <text:p text:style-name="P3">000001</text:p>
            <text:p text:style-name="P3">10000.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enter an amount to be withdrawn:</text:span></text:p>
            <text:p text:style-name="P2"><text:span text:style-name="T2">Denied transaction greater than $1,000</text:span></text:p>
          </table:table-cell>
        </table:table-row>
        <table:table-row>
          <table:table-cell table:style-name="Table1.A1" office:value-type="string">
            <text:p text:style-name="P3">Retail</text:p>
            <text:p text:style-name="P2"><text:span text:style-name="T2">-withdraw</text:span></text:p>
            <text:p text:style-name="P3">zero</text:p>
          </table:table-cell>
          <table:table-cell table:style-name="Table1.A1" office:value-type="string">
            <text:p text:style-name="P2"><text:span text:style-name="T2">Test a redundant withdrawal</text:span></text:p>
          </table:table-cell>
          <table:table-cell table:style-name="Table1.A1" office:value-type="string">
            <text:p text:style-name="P3">login</text:p>
            <text:p text:style-name="P3">retail</text:p>
            <text:p text:style-name="P3">withdraw</text:p>
            <text:p text:style-name="P3">000001</text:p>
            <text:p text:style-name="P3">0.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enter an amount to be withdrawn:</text:span></text:p>
            <text:p text:style-name="P2"><text:span text:style-name="T2">Can accept </text:span><text:soft-page-break/><text:span text:style-name="T2">or deny, based on how we handle 0 amouts</text:span></text:p>
          </table:table-cell>
        </table:table-row>
        <table:table-row>
          <table:table-cell table:style-name="Table1.A1" office:value-type="string">
            <text:p text:style-name="P3">Retail</text:p>
            <text:p text:style-name="P3">withdraw</text:p>
            <text:p text:style-name="P3">negative</text:p>
          </table:table-cell>
          <table:table-cell table:style-name="Table1.A1" office:value-type="string">
            <text:p text:style-name="P2"><text:span text:style-name="T2">Test an amount we can not reproduce</text:span></text:p>
          </table:table-cell>
          <table:table-cell table:style-name="Table1.A1" office:value-type="string">
            <text:p text:style-name="P3">login</text:p>
            <text:p text:style-name="P3">retail</text:p>
            <text:p text:style-name="P3">withdraw</text:p>
            <text:p text:style-name="P3">000001</text:p>
            <text:p text:style-name="P3">-1.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enter amount to be withdrawn:</text:span></text:p>
            <text:p text:style-name="P2"><text:span text:style-name="T2">deny transaction of negative amount</text:span></text:p>
          </table:table-cell>
        </table:table-row>
        <table:table-row>
          <table:table-cell table:style-name="Table1.A1" office:value-type="string">
            <text:p text:style-name="P3">Retail</text:p>
            <text:p text:style-name="P3">withdraw</text:p>
            <text:p text:style-name="P2"><text:span text:style-name="T2">Invalid account</text:span></text:p>
          </table:table-cell>
          <table:table-cell table:style-name="Table1.A1" office:value-type="string">
            <text:p text:style-name="P2"><text:span text:style-name="T2">Test if we try to withdraw from an account that doesn’t exist</text:span></text:p>
          </table:table-cell>
          <table:table-cell table:style-name="Table1.A1" office:value-type="string">
            <text:p text:style-name="P3">login</text:p>
            <text:p text:style-name="P3">retail</text:p>
            <text:p text:style-name="P3">withdraw</text:p>
            <text:p text:style-name="P3">000001</text:p>
            <text:p text:style-name="P3">logout</text:p>
          </table:table-cell>
          <table:table-cell table:style-name="Table1.A1" office:value-type="string">
            <text:p text:style-name="P2"><text:span text:style-name="T2">empty accounts file</text:span></text:p>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reject invalid number</text:span></text:p>
          </table:table-cell>
        </table:table-row>
        <table:table-row>
          <table:table-cell table:style-name="Table1.A1" office:value-type="string">
            <text:p text:style-name="P3">Retail</text:p>
            <text:p text:style-name="P2"><text:span text:style-name="T2">-withdraw</text:span></text:p>
            <text:p text:style-name="P2"><text:span text:style-name="T2">immediate logout</text:span></text:p>
          </table:table-cell>
          <table:table-cell table:style-name="Table1.A1" office:value-type="string">
            <text:p text:style-name="P2"><text:span text:style-name="T2">Test if we try to withdrawal and then logout immediately</text:span></text:p>
          </table:table-cell>
          <table:table-cell table:style-name="Table1.A1" office:value-type="string">
            <text:p text:style-name="P3">login</text:p>
            <text:p text:style-name="P3">retail</text:p>
            <text:p text:style-name="P3">withdraw</text:p>
            <text:p text:style-name="P3">logout</text:p>
          </table:table-cell>
          <table:table-cell table:style-name="Table1.A1" office:value-type="string">
            <text:p text:style-name="P2"><text:span text:style-name="T2">empty accounts file</text:span></text:p>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3"/>
          </table:table-cell>
        </table:table-row>
        <table:table-row>
          <table:table-cell table:style-name="Table1.A1" office:value-type="string">
            <text:p text:style-name="P3">Retail</text:p>
            <text:p text:style-name="P2"><text:span text:style-name="T2">-transfer</text:span></text:p>
            <text:p text:style-name="P3">reasonable</text:p>
          </table:table-cell>
          <table:table-cell table:style-name="Table1.A1" office:value-type="string">
            <text:p text:style-name="P2"><text:span text:style-name="T2">Test a transfer in retail under normal conditions</text:span></text:p>
          </table:table-cell>
          <table:table-cell table:style-name="Table1.A1" office:value-type="string">
            <text:p text:style-name="P3">login</text:p>
            <text:p text:style-name="P3">retail</text:p>
            <text:p text:style-name="P3">transfer</text:p>
            <text:p text:style-name="P3">000001</text:p>
            <text:p text:style-name="P3">000002</text:p>
            <text:p text:style-name="P3">800.00</text:p>
            <text:p text:style-name="P3">logout</text:p>
          </table:table-cell>
          <table:table-cell table:style-name="Table1.A1" office:value-type="string">
            <text:p text:style-name="P2"><text:span text:style-name="T2">current accounts file</text:span></text:p>
            <text:p text:style-name="P2"><text:span text:style-name="T2">(000001 and 000002 on file)</text:span></text:p>
          </table:table-cell>
          <table:table-cell table:style-name="Table1.A1" office:value-type="string">
            <text:p text:style-name="P2"><text:span text:style-name="T2">Updated transaction summary file</text:span></text:p>
            <text:p text:style-name="P3"/>
          </table:table-cell>
          <table:table-cell table:style-name="Table1.A1" office:value-type="string">
            <text:p text:style-name="P2"><text:span text:style-name="T2">enter an account to transfer from:</text:span></text:p>
            <text:p text:style-name="P2"><text:span text:style-name="T2">enter an account to transfer to:</text:span></text:p>
            <text:p text:style-name="P2"><text:span text:style-name="T2">enter an amount to be transferred:</text:span></text:p>
            <text:p text:style-name="P2"><text:span text:style-name="T2">Accepts transaction.</text:span></text:p>
          </table:table-cell>
        </table:table-row>
        <table:table-row>
          <table:table-cell table:style-name="Table1.A1" office:value-type="string">
            <text:p text:style-name="P3">Retail</text:p>
            <text:p text:style-name="P2"><text:span text:style-name="T2">-transfer</text:span></text:p>
            <text:p text:style-name="P2"><text:span text:style-name="T2">out of scope</text:span></text:p>
          </table:table-cell>
          <table:table-cell table:style-name="Table1.A1" office:value-type="string">
            <text:p text:style-name="P2"><text:span text:style-name="T2">Test a transfer in retail with an amount greater than $1,000</text:span></text:p>
          </table:table-cell>
          <table:table-cell table:style-name="Table1.A1" office:value-type="string">
            <text:p text:style-name="P3">login</text:p>
            <text:p text:style-name="P3">retail</text:p>
            <text:p text:style-name="P3">transfer</text:p>
            <text:p text:style-name="P3">000001</text:p>
            <text:p text:style-name="P3">000002</text:p>
            <text:p text:style-name="P3">10000.00</text:p>
            <text:p text:style-name="P3">logout</text:p>
          </table:table-cell>
          <table:table-cell table:style-name="Table1.A1" office:value-type="string">
            <text:p text:style-name="P2"><text:span text:style-name="T2">current accounts file</text:span></text:p>
            <text:p text:style-name="P2"><text:span text:style-name="T2">(000001 and 000002 on file)</text:span></text:p>
          </table:table-cell>
          <table:table-cell table:style-name="Table1.A1" office:value-type="string">
            <text:p text:style-name="P2"><text:span text:style-name="T2">Empty transaction summary file</text:span></text:p>
            <text:p text:style-name="P3"/>
          </table:table-cell>
          <table:table-cell table:style-name="Table1.A1" office:value-type="string">
            <text:p text:style-name="P2"><text:span text:style-name="T2">enter an account to transfer from:</text:span></text:p>
            <text:p text:style-name="P2"><text:span text:style-name="T2">enter an account to transfer to:</text:span></text:p>
            <text:p text:style-name="P2"><text:span text:style-name="T2">enter an amount to be transferred:</text:span></text:p>
            <text:p text:style-name="P2"><text:soft-page-break/><text:span text:style-name="T2">Deny amount greater than $1,000</text:span></text:p>
          </table:table-cell>
        </table:table-row>
        <table:table-row>
          <table:table-cell table:style-name="Table1.A1" office:value-type="string">
            <text:p text:style-name="P3">Retail</text:p>
            <text:p text:style-name="P2"><text:span text:style-name="T2">-transfer</text:span></text:p>
            <text:p text:style-name="P3">zero</text:p>
          </table:table-cell>
          <table:table-cell table:style-name="Table1.A1" office:value-type="string">
            <text:p text:style-name="P2"><text:span text:style-name="T2">Test a redundant transfer</text:span></text:p>
          </table:table-cell>
          <table:table-cell table:style-name="Table1.A1" office:value-type="string">
            <text:p text:style-name="P3">login</text:p>
            <text:p text:style-name="P3">retail</text:p>
            <text:p text:style-name="P3">transfer</text:p>
            <text:p text:style-name="P3">000001</text:p>
            <text:p text:style-name="P3">000002</text:p>
            <text:p text:style-name="P3">0.00</text:p>
            <text:p text:style-name="P3">logout</text:p>
          </table:table-cell>
          <table:table-cell table:style-name="Table1.A1" office:value-type="string">
            <text:p text:style-name="P2"><text:span text:style-name="T2">current accounts file</text:span></text:p>
            <text:p text:style-name="P2"><text:span text:style-name="T2">(000001 and 000002 on file)</text:span></text:p>
          </table:table-cell>
          <table:table-cell table:style-name="Table1.A1" office:value-type="string">
            <text:p text:style-name="P2"><text:span text:style-name="T2">Empty transaction summary file</text:span></text:p>
            <text:p text:style-name="P3"/>
          </table:table-cell>
          <table:table-cell table:style-name="Table1.A1" office:value-type="string">
            <text:p text:style-name="P2"><text:span text:style-name="T2">enter an account to transfer from:</text:span></text:p>
            <text:p text:style-name="P2"><text:span text:style-name="T2">enter an account to transfer to:</text:span></text:p>
            <text:p text:style-name="P2"><text:span text:style-name="T2">enter an amount to be transferred:</text:span></text:p>
            <text:p text:style-name="P2"><text:span text:style-name="T2">Deny transaction of 0.</text:span></text:p>
          </table:table-cell>
        </table:table-row>
        <table:table-row>
          <table:table-cell table:style-name="Table1.A1" office:value-type="string">
            <text:p text:style-name="P3">Retail</text:p>
            <text:p text:style-name="P2"><text:span text:style-name="T2">-transfer</text:span></text:p>
            <text:p text:style-name="P3">negative</text:p>
          </table:table-cell>
          <table:table-cell table:style-name="Table1.A1" office:value-type="string">
            <text:p text:style-name="P2"><text:span text:style-name="T2">Test a transfer with a value we can not reproduce</text:span></text:p>
          </table:table-cell>
          <table:table-cell table:style-name="Table1.A1" office:value-type="string">
            <text:p text:style-name="P3">login</text:p>
            <text:p text:style-name="P3">retail</text:p>
            <text:p text:style-name="P3">transfer</text:p>
            <text:p text:style-name="P3">000001</text:p>
            <text:p text:style-name="P3">000002</text:p>
            <text:p text:style-name="P3">-1.00</text:p>
            <text:p text:style-name="P3">logout</text:p>
          </table:table-cell>
          <table:table-cell table:style-name="Table1.A1" office:value-type="string">
            <text:p text:style-name="P2"><text:span text:style-name="T2">current accounts file<text:line-break/>(000001 and 000002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n account to transfer from:<text:line-break/>enter an account to transfer to:</text:span></text:p>
            <text:p text:style-name="P2"><text:span text:style-name="T2">enter an amount to be transferred:</text:span></text:p>
            <text:p text:style-name="P2"><text:span text:style-name="T2">Deny negative value.</text:span></text:p>
          </table:table-cell>
        </table:table-row>
        <table:table-row>
          <table:table-cell table:style-name="Table1.A1" office:value-type="string">
            <text:p text:style-name="P3">Retail</text:p>
            <text:p text:style-name="P2"><text:span text:style-name="T2">-transfer</text:span></text:p>
            <text:p text:style-name="P2"><text:span text:style-name="T2">from invalid account</text:span></text:p>
          </table:table-cell>
          <table:table-cell table:style-name="Table1.A1" office:value-type="string">
            <text:p text:style-name="P2"><text:span text:style-name="T2">Test if we can transfer from a non-existent account</text:span></text:p>
          </table:table-cell>
          <table:table-cell table:style-name="Table1.A1" office:value-type="string">
            <text:p text:style-name="P3">login</text:p>
            <text:p text:style-name="P3">retail</text:p>
            <text:p text:style-name="P3">transfer</text:p>
            <text:p text:style-name="P3">000003</text:p>
            <text:p text:style-name="P3">logout</text:p>
          </table:table-cell>
          <table:table-cell table:style-name="Table1.A1" office:value-type="string">
            <text:p text:style-name="P2"><text:span text:style-name="T2">empty accounts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account to transfer from:</text:span></text:p>
            <text:p text:style-name="P2"><text:span text:style-name="T2">Deny invalid account</text:span></text:p>
          </table:table-cell>
        </table:table-row>
        <table:table-row>
          <table:table-cell table:style-name="Table1.A1" office:value-type="string">
            <text:p text:style-name="P3">Retail</text:p>
            <text:p text:style-name="P2"><text:span text:style-name="T2">-transfer to invalid account</text:span></text:p>
          </table:table-cell>
          <table:table-cell table:style-name="Table1.A1" office:value-type="string">
            <text:p text:style-name="P2"><text:span text:style-name="T2">Test if we can transfer to a non-existent account</text:span></text:p>
          </table:table-cell>
          <table:table-cell table:style-name="Table1.A1" office:value-type="string">
            <text:p text:style-name="P3">login</text:p>
            <text:p text:style-name="P3">retail</text:p>
            <text:p text:style-name="P3">transfer</text:p>
            <text:p text:style-name="P3">000001</text:p>
            <text:p text:style-name="P3">000003</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account to transfer from:</text:span></text:p>
            <text:p text:style-name="P2"><text:span text:style-name="T2">account to transfer to:</text:span></text:p>
            <text:p text:style-name="P2"><text:span text:style-name="T2">Deny invalid account</text:span></text:p>
          </table:table-cell>
        </table:table-row>
        <table:table-row>
          <table:table-cell table:style-name="Table1.A1" office:value-type="string">
            <text:p text:style-name="P3">Retail</text:p>
            <text:p text:style-name="P2"><text:span text:style-name="T2">-transfer immediate logout</text:span></text:p>
          </table:table-cell>
          <table:table-cell table:style-name="Table1.A1" office:value-type="string">
            <text:p text:style-name="P2"><text:span text:style-name="T2">Test the response of logging out while in a transaction</text:span></text:p>
          </table:table-cell>
          <table:table-cell table:style-name="Table1.A1" office:value-type="string">
            <text:p text:style-name="P3">login</text:p>
            <text:p text:style-name="P3">retail</text:p>
            <text:p text:style-name="P3">transfer</text:p>
            <text:p text:style-name="P3">logout</text:p>
          </table:table-cell>
          <table:table-cell table:style-name="Table1.A1" office:value-type="string">
            <text:p text:style-name="P2"><text:span text:style-name="T2">empty accounts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account to transfer from:</text:span></text:p>
          </table:table-cell>
        </table:table-row>
      </table:table>
      <text:p text:style-name="P1"/>
      <text:p text:style-name="P1"/>
      <text:p text:style-name="P1"><text:soft-page-break/></text:p>
      <text:p text:style-name="P1"/>
      <text:p text:style-name="P1"/>
      <text:p text:style-name="P4">Agent Tests</text:p>
      <table:table table:name="Table2" table:style-name="Table2">
        <table:table-column table:style-name="Table2.A" table:number-columns-repeated="6"/>
        <table:table-row>
          <table:table-cell table:style-name="Table2.A1" office:value-type="string">
            <text:p text:style-name="P6">Test</text:p>
          </table:table-cell>
          <table:table-cell table:style-name="Table2.A1" office:value-type="string">
            <text:p text:style-name="P6">Purpose</text:p>
          </table:table-cell>
          <table:table-cell table:style-name="Table2.A1" office:value-type="string">
            <text:p text:style-name="P6">Input</text:p>
          </table:table-cell>
          <table:table-cell table:style-name="Table2.A1" office:value-type="string">
            <text:p text:style-name="P2"><text:span text:style-name="T1">Input Files</text:span></text:p>
          </table:table-cell>
          <table:table-cell table:style-name="Table2.A1" office:value-type="string">
            <text:p text:style-name="P2"><text:span text:style-name="T1">Output Files</text:span></text:p>
          </table:table-cell>
          <table:table-cell table:style-name="Table2.A1" office:value-type="string">
            <text:p text:style-name="P6">Output</text:p>
          </table:table-cell>
        </table:table-row>
        <table:table-row>
          <table:table-cell table:style-name="Table2.A1" office:value-type="string">
            <text:p text:style-name="P2"><text:span text:style-name="T2">Agent login</text:span></text:p>
          </table:table-cell>
          <table:table-cell table:style-name="Table2.A1" office:value-type="string">
            <text:p text:style-name="P2"><text:span text:style-name="T2">check that </text:span></text:p>
            <text:p text:style-name="P2"><text:span text:style-name="T2">login is accepted</text:span></text:p>
          </table:table-cell>
          <table:table-cell table:style-name="Table2.A1" office:value-type="string">
            <text:p text:style-name="P3">login</text:p>
            <text:p text:style-name="P3">agent</text:p>
            <text:p text:style-name="P3">logout</text:p>
          </table:table-cell>
          <table:table-cell table:style-name="Table2.A1" office:value-type="string">
            <text:p text:style-name="P2"><text:span text:style-name="T2">empty current accounts file</text:span></text:p>
          </table:table-cell>
          <table:table-cell table:style-name="Table2.A1" office:value-type="string">
            <text:p text:style-name="P2"><text:span text:style-name="T2">empty transaction summary file</text:span></text:p>
          </table:table-cell>
          <table:table-cell table:style-name="Table2.A1" office:value-type="string">
            <text:p text:style-name="P3">None</text:p>
          </table:table-cell>
        </table:table-row>
        <table:table-row>
          <table:table-cell table:style-name="Table2.A1" office:value-type="string">
            <text:p text:style-name="P6">CREATE</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2"><text:span text:style-name="T1">Logout in middle</text:span></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2"><text:span text:style-name="T2">Logout after create</text:span></text:p>
          </table:table-cell>
          <table:table-cell table:style-name="Table2.A1" office:value-type="string">
            <text:p text:style-name="P2"><text:span text:style-name="T2">check that nothing is added to summary file</text:span></text:p>
          </table:table-cell>
          <table:table-cell table:style-name="Table2.A1" office:value-type="string">
            <text:p text:style-name="P2"><text:span text:style-name="T2">login </text:span></text:p>
            <text:p text:style-name="P3">agent</text:p>
            <text:p text:style-name="P3">create</text:p>
            <text:p text:style-name="P3">logout</text:p>
          </table:table-cell>
          <table:table-cell table:style-name="Table2.A1" office:value-type="string">
            <text:p text:style-name="P2"><text:span text:style-name="T2">empty current accounts file</text:span></text:p>
          </table:table-cell>
          <table:table-cell table:style-name="Table2.A1" office:value-type="string">
            <text:p text:style-name="P2"><text:span text:style-name="T2">empty transaction summary file</text:span></text:p>
          </table:table-cell>
          <table:table-cell table:style-name="Table2.A1" office:value-type="string">
            <text:p text:style-name="P2"><text:span text:style-name="T2">enter a valid account number:</text:span></text:p>
          </table:table-cell>
        </table:table-row>
        <table:table-row>
          <table:table-cell table:style-name="Table2.A1" office:value-type="string">
            <text:p text:style-name="P2"><text:span text:style-name="T2">Logout after entering account number</text:span></text:p>
          </table:table-cell>
          <table:table-cell table:style-name="Table2.A1" office:value-type="string">
            <text:p text:style-name="P2"><text:span text:style-name="T2">check that nothing is added to summary file</text:span></text:p>
          </table:table-cell>
          <table:table-cell table:style-name="Table2.A1" office:value-type="string">
            <text:p text:style-name="P2"><text:span text:style-name="T2">login </text:span></text:p>
            <text:p text:style-name="P3">agent</text:p>
            <text:p text:style-name="P3">create</text:p>
            <text:p text:style-name="P3">000001</text:p>
            <text:p text:style-name="P3">logout</text:p>
          </table:table-cell>
          <table:table-cell table:style-name="Table2.A1" office:value-type="string">
            <text:p text:style-name="P2"><text:span text:style-name="T2">empty current accounts file</text:span></text:p>
          </table:table-cell>
          <table:table-cell table:style-name="Table2.A1" office:value-type="string">
            <text:p text:style-name="P2"><text:span text:style-name="T2">empty transaction summary file</text:span></text:p>
          </table:table-cell>
          <table:table-cell table:style-name="Table2.A1" office:value-type="string">
            <text:p text:style-name="P2"><text:span text:style-name="T2">enter a valid account number:</text:span></text:p>
            <text:p text:style-name="P2"><text:span text:style-name="T2">enter valid account name:</text:span></text:p>
          </table:table-cell>
        </table:table-row>
        <table:table-row>
          <table:table-cell table:style-name="Table2.A1" office:value-type="string">
            <text:p text:style-name="P2"><text:span text:style-name="T2">Logout after account number already exists</text:span></text:p>
          </table:table-cell>
          <table:table-cell table:style-name="Table2.A1" office:value-type="string">
            <text:p text:style-name="P2"><text:span text:style-name="T2">check that nothing is added to summary file</text:span></text:p>
          </table:table-cell>
          <table:table-cell table:style-name="Table2.A1" office:value-type="string">
            <text:p text:style-name="P2"><text:span text:style-name="T2">login </text:span></text:p>
            <text:p text:style-name="P3">agent</text:p>
            <text:p text:style-name="P3">create</text:p>
            <text:p text:style-name="P3">000001</text:p>
            <text:p text:style-name="P3">logout</text:p>
          </table:table-cell>
          <table:table-cell table:style-name="Table2.A1" office:value-type="string">
            <text:p text:style-name="P2"><text:span text:style-name="T2">accounts file containing 000001</text:span></text:p>
          </table:table-cell>
          <table:table-cell table:style-name="Table2.A1" office:value-type="string">
            <text:p text:style-name="P2"><text:span text:style-name="T2">empty transaction summary file</text:span></text:p>
          </table:table-cell>
          <table:table-cell table:style-name="Table2.A1" office:value-type="string">
            <text:p text:style-name="P2"><text:span text:style-name="T2">enter a valid account number:</text:span></text:p>
            <text:p text:style-name="P2"><text:span text:style-name="T2">an account with that number already exists. enter a valid account number:</text:span></text:p>
            <text:p text:style-name="P3"/>
          </table:table-cell>
        </table:table-row>
        <table:table-row>
          <table:table-cell table:style-name="Table2.A1" office:value-type="string">
            <text:p text:style-name="P2"><text:span text:style-name="T2">Logout after invalid account number (000000)</text:span></text:p>
          </table:table-cell>
          <table:table-cell table:style-name="Table2.A1" office:value-type="string">
            <text:p text:style-name="P2"><text:span text:style-name="T2">check that nothing is added to summary file</text:span></text:p>
          </table:table-cell>
          <table:table-cell table:style-name="Table2.A1" office:value-type="string">
            <text:p text:style-name="P2"><text:span text:style-name="T2">login </text:span></text:p>
            <text:p text:style-name="P3">agent</text:p>
            <text:p text:style-name="P3">create</text:p>
            <text:p text:style-name="P3">000000</text:p>
            <text:p text:style-name="P3">logout</text:p>
          </table:table-cell>
          <table:table-cell table:style-name="Table2.A1" office:value-type="string">
            <text:p text:style-name="P2"><text:span text:style-name="T2">empty current accounts file</text:span></text:p>
          </table:table-cell>
          <table:table-cell table:style-name="Table2.A1" office:value-type="string">
            <text:p text:style-name="P2"><text:span text:style-name="T2">empty transaction summary file</text:span></text:p>
          </table:table-cell>
          <table:table-cell table:style-name="Table2.A1" office:value-type="string">
            <text:p text:style-name="P2"><text:span text:style-name="T2">enter a valid account number:</text:span></text:p>
            <text:p text:style-name="P2"><text:span text:style-name="T2">an account with that number already exists. enter a valid account number:</text:span></text:p>
            <text:p text:style-name="P3"/>
          </table:table-cell>
        </table:table-row>
        <table:table-row>
          <table:table-cell table:style-name="Table2.A1" office:value-type="string">
            <text:p text:style-name="P2"><text:span text:style-name="T2">Logout after </text:span><text:soft-page-break/><text:span text:style-name="T2">invalid account number - string </text:span></text:p>
          </table:table-cell>
          <table:table-cell table:style-name="Table2.A1" office:value-type="string">
            <text:p text:style-name="P2"><text:span text:style-name="T2">check that </text:span><text:soft-page-break/><text:span text:style-name="T2">nothing is added to summary file</text:span></text:p>
          </table:table-cell>
          <table:table-cell table:style-name="Table2.A1" office:value-type="string">
            <text:p text:style-name="P2"><text:span text:style-name="T2">login </text:span></text:p>
            <text:p text:style-name="P3"><text:soft-page-break/>agent</text:p>
            <text:p text:style-name="P3">create</text:p>
            <text:p text:style-name="P2"><text:span text:style-name="T2">00000a</text:span></text:p>
            <text:p text:style-name="P3">logout</text:p>
          </table:table-cell>
          <table:table-cell table:style-name="Table2.A1" office:value-type="string">
            <text:p text:style-name="P2"><text:span text:style-name="T2">empty current </text:span><text:soft-page-break/><text:span text:style-name="T2">accounts file</text:span></text:p>
          </table:table-cell>
          <table:table-cell table:style-name="Table2.A1" office:value-type="string">
            <text:p text:style-name="P2"><text:span text:style-name="T2">empty </text:span><text:soft-page-break/><text:span text:style-name="T2">transaction summary file</text:span></text:p>
          </table:table-cell>
          <table:table-cell table:style-name="Table2.A1" office:value-type="string">
            <text:p text:style-name="P2"><text:span text:style-name="T2">enter a valid </text:span><text:soft-page-break/><text:span text:style-name="T2">account number:</text:span></text:p>
            <text:p text:style-name="P2"><text:span text:style-name="T2">The account number “00000a” is invalid. Account numbers must be 6 digits. enter a valid account number:</text:span></text:p>
            <text:p text:style-name="P3"/>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2"><text:span text:style-name="T2">login </text:span></text:p>
            <text:p text:style-name="P3">agent</text:p>
            <text:p text:style-name="P3">create</text:p>
            <text:p text:style-name="P3"><text:s text:c="2"/>000001</text:p>
            <text:p text:style-name="P3">logout</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ext:p text:style-name="P3"/>
          </table:table-cell>
        </table:table-row>
        <table:table-row>
          <table:table-cell table:style-name="Table2.A1" office:value-type="string">
            <text:p text:style-name="P2"><text:span text:style-name="T1">Privileged Transaction</text:span></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2"><text:span text:style-name="T2">Retail Create</text:span></text:p>
          </table:table-cell>
          <table:table-cell table:style-name="Table2.A1" office:value-type="string">
            <text:p text:style-name="P2"><text:span text:style-name="T2">Ensure retail cannot create an account</text:span></text:p>
          </table:table-cell>
          <table:table-cell table:style-name="Table2.A1" office:value-type="string">
            <text:p text:style-name="P3">login</text:p>
            <text:p text:style-name="P3">retail</text:p>
            <text:p text:style-name="P3">create</text:p>
            <text:p text:style-name="P3">logout</text:p>
          </table:table-cell>
          <table:table-cell table:style-name="Table2.A1" office:value-type="string">
            <text:p text:style-name="P2"><text:span text:style-name="T2">empty current accounts file</text:span></text:p>
          </table:table-cell>
          <table:table-cell table:style-name="Table2.A1" office:value-type="string">
            <text:p text:style-name="P2"><text:span text:style-name="T2">empty transaction summary file</text:span></text:p>
          </table:table-cell>
          <table:table-cell table:style-name="Table2.A1" office:value-type="string">
            <text:p text:style-name="P2"><text:span text:style-name="T2">You do not have permission to create an account.</text:span></text:p>
          </table:table-cell>
        </table:table-row>
        <table:table-row>
          <table:table-cell table:style-name="Table2.A1" office:value-type="string">
            <text:p text:style-name="P2"><text:span text:style-name="T1">6 Digit Account #</text:span></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2"><text:span text:style-name="T1">Account # doesn’t exist</text:span></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2"><text:span text:style-name="T1">Name is limited to 15 characters</text:span></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1"/>
      <text:p text:style-name="P4">General Tests</text:p>
      <table:table table:name="Table3" table:style-name="Table3">
        <table:table-column table:style-name="Table3.A" table:number-columns-repeated="6"/>
        <table:table-row>
          <table:table-cell table:style-name="Table3.A1" office:value-type="string">
            <text:p text:style-name="P6">Test</text:p>
          </table:table-cell>
          <table:table-cell table:style-name="Table3.A1" office:value-type="string">
            <text:p text:style-name="P6">Purpose</text:p>
          </table:table-cell>
          <table:table-cell table:style-name="Table3.A1" office:value-type="string">
            <text:p text:style-name="P6">Input</text:p>
          </table:table-cell>
          <table:table-cell table:style-name="Table3.A1" office:value-type="string">
            <text:p text:style-name="P2"><text:span text:style-name="T1">Input Files</text:span></text:p>
          </table:table-cell>
          <table:table-cell table:style-name="Table3.A1" office:value-type="string">
            <text:p text:style-name="P2"><text:span text:style-name="T1">Output Files</text:span></text:p>
          </table:table-cell>
          <table:table-cell table:style-name="Table3.A1" office:value-type="string">
            <text:p text:style-name="P6">Output</text:p>
          </table:table-cell>
        </table:table-row>
        <table:table-row>
          <table:table-cell table:style-name="Table3.A1" office:value-type="string">
            <text:p text:style-name="P2"><text:span text:style-name="T2">Input before login</text:span></text:p>
          </table:table-cell>
          <table:table-cell table:style-name="Table3.A1" office:value-type="string">
            <text:p text:style-name="P2"><text:span text:style-name="T2">No command should be accepted before a login</text:span></text:p>
          </table:table-cell>
          <table:table-cell table:style-name="Table3.A1" office:value-type="string">
            <text:p text:style-name="P3">create</text:p>
            <text:p text:style-name="P3">delete</text:p>
            <text:p text:style-name="P3">deposit</text:p>
            <text:p text:style-name="P3">withdraw</text:p>
            <text:p text:style-name="P3">transfer</text:p>
            <text:p text:style-name="P3">logout</text:p>
          </table:table-cell>
          <table:table-cell table:style-name="Table3.A1" office:value-type="string">
            <text:p text:style-name="P2"><text:span text:style-name="T2">empty accounts file</text:span></text:p>
          </table:table-cell>
          <table:table-cell table:style-name="Table3.A1" office:value-type="string">
            <text:p text:style-name="P2"><text:span text:style-name="T2">empty transaction summary file</text:span></text:p>
          </table:table-cell>
          <table:table-cell table:style-name="Table3.A1" office:value-type="string">
            <text:p text:style-name="P2"><text:span text:style-name="T2">Possible prompts to tell user to login first.</text:span></text:p>
          </table:table-cell>
        </table:table-row>
        <table:table-row>
          <table:table-cell table:style-name="Table3.A1" office:value-type="string">
            <text:p text:style-name="P2"><text:span text:style-name="T2">Login after login (null)</text:span></text:p>
          </table:table-cell>
          <table:table-cell table:style-name="Table3.A1" office:value-type="string">
            <text:p text:style-name="P2"><text:span text:style-name="T2">No other login should accepted after a login</text:span></text:p>
          </table:table-cell>
          <table:table-cell table:style-name="Table3.A1" office:value-type="string">
            <text:p text:style-name="P3">login</text:p>
            <text:p text:style-name="P3">login</text:p>
            <text:p text:style-name="P3">logout</text:p>
            <text:p text:style-name="P3"/>
          </table:table-cell>
          <table:table-cell table:style-name="Table3.A1" office:value-type="string">
            <text:p text:style-name="P2"><text:span text:style-name="T2">empty accounts file</text:span></text:p>
          </table:table-cell>
          <table:table-cell table:style-name="Table3.A1" office:value-type="string">
            <text:p text:style-name="P2"><text:span text:style-name="T2">empty transaction summary file</text:span></text:p>
          </table:table-cell>
          <table:table-cell table:style-name="Table3.A1" office:value-type="string">
            <text:p text:style-name="P2"><text:span text:style-name="T2">Request retail or agent mode:</text:span></text:p>
            <text:p text:style-name="P2"><text:span text:style-name="T2">Invalid input response.</text:span></text:p>
          </table:table-cell>
        </table:table-row>
        <table:table-row>
          <table:table-cell table:style-name="Table3.A1" office:value-type="string">
            <text:p text:style-name="P2"><text:span text:style-name="T2">Login after login (retail)</text:span></text:p>
          </table:table-cell>
          <table:table-cell table:style-name="Table3.A1" office:value-type="string">
            <text:p text:style-name="P2"><text:span text:style-name="T2">No other login should accepted after a login</text:span></text:p>
          </table:table-cell>
          <table:table-cell table:style-name="Table3.A1" office:value-type="string">
            <text:p text:style-name="P3">login</text:p>
            <text:p text:style-name="P3">retail</text:p>
            <text:p text:style-name="P3">login</text:p>
            <text:p text:style-name="P3">logout</text:p>
            <text:p text:style-name="P3"/>
          </table:table-cell>
          <table:table-cell table:style-name="Table3.A1" office:value-type="string">
            <text:p text:style-name="P2"><text:span text:style-name="T2">empty accounts file</text:span></text:p>
          </table:table-cell>
          <table:table-cell table:style-name="Table3.A1" office:value-type="string">
            <text:p text:style-name="P2"><text:span text:style-name="T2">empty transaction summary file</text:span></text:p>
          </table:table-cell>
          <table:table-cell table:style-name="Table3.A1" office:value-type="string">
            <text:p text:style-name="P2"><text:span text:style-name="T2">Request retail or agent mode:</text:span></text:p>
            <text:p text:style-name="P2"><text:span text:style-name="T2">accept login</text:span></text:p>
            <text:p text:style-name="P2"><text:span text:style-name="T2">Invalid input response.</text:span></text:p>
          </table:table-cell>
        </table:table-row>
        <table:table-row>
          <table:table-cell table:style-name="Table3.A1" office:value-type="string">
            <text:p text:style-name="P2"><text:span text:style-name="T2">Login after login (agent)</text:span></text:p>
          </table:table-cell>
          <table:table-cell table:style-name="Table3.A1" office:value-type="string">
            <text:p text:style-name="P2"><text:span text:style-name="T2">No other login should accepted after a login</text:span></text:p>
          </table:table-cell>
          <table:table-cell table:style-name="Table3.A1" office:value-type="string">
            <text:p text:style-name="P3">login</text:p>
            <text:p text:style-name="P3">agent</text:p>
            <text:p text:style-name="P3">login</text:p>
            <text:p text:style-name="P3">logout</text:p>
            <text:p text:style-name="P3"/>
          </table:table-cell>
          <table:table-cell table:style-name="Table3.A1" office:value-type="string">
            <text:p text:style-name="P2"><text:span text:style-name="T2">empty accounts file</text:span></text:p>
          </table:table-cell>
          <table:table-cell table:style-name="Table3.A1" office:value-type="string">
            <text:p text:style-name="P2"><text:span text:style-name="T2">empty transaction summary file</text:span></text:p>
          </table:table-cell>
          <table:table-cell table:style-name="Table3.A1" office:value-type="string">
            <text:p text:style-name="P2"><text:span text:style-name="T2">Request retail or agent mode:</text:span></text:p>
            <text:p text:style-name="P2"><text:span text:style-name="T2">accept login</text:span></text:p>
            <text:p text:style-name="P2"><text:span text:style-name="T2">Invalid input response.</text:span></text:p>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
      <text:p text:style-name="P1"/>
      <text:p text:style-name="P4"><text:span text:style-name="T3">Questions for Prof:</text:span></text:p>
      <text:p text:style-name="P1"/>
      <text:p text:style-name="P1">Hi Professor Cordy,</text:p>
      <text:p text:style-name="P1"/>
      <text:p text:style-name="P1">We are working on Cisc 327 Assignment 1 and had a few questions for you:</text:p>
      <text:p text:style-name="P1"/>
      <text:p text:style-name="P1">1- Should a logout command always be accepted? For example, if an agent enters "create", they will be prompted for an account number and name. If they type "logout" before entering such information, should they then be logged out? Or forced to enter the account number and name?</text:p>
      <text:p text:style-name="P1"/>
      <text:p text:style-name="P1">2- Should the user be forced to enter money values in cents, or will decimals be accepted? For example, if they wish to deposit $10.75, can they enter either 10.75 or 1075 as the amount? Similarly, if they just enter "10", should that be considered 10 cents or 10 dollars?</text:p>
      <text:p text:style-name="P1"/>
      <text:p text:style-name="P1">3- Should deposits, withdrawals, and transfers be accepted for account 000000?</text:p>
      <text:p text:style-name="P1"/>
      <text:p text:style-name="P1">4- When referring to an account, if the user enters less than 6 digits, should this be rejected, or do we pad the 0s ourselves? For example, should 123, 0123, 00123 and 000123 all be accepted and refer to the same account?</text:p>
      <text:p text:style-name="P1"/>
      <text:p text:style-name="P1">5- In the transaction summary file, is the section AAAAAA and BBBBBB the values for a withdraw or deposit?</text:p>
      <text:p text:style-name="P1"/>
      <text:p text:style-name="P1">6- If the user enters valid input with leading or trailing whitespace (or both), should this be accepted?</text:p>
      <text:p text:style-name="P1"/>
      <text:p text:style-name="P1">Thanks,</text:p>
      <text:p text:style-name="P1">Shann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Linux_X86_64 LibreOffice_project/430m0$Build-4</meta:generator>
    <dc:title/>
    <meta:initial-creator/>
    <meta:editing-cycles>3</meta:editing-cycles>
    <dc:date>2014-09-24T21:51:49.424533597</dc:date>
    <meta:editing-duration>PT8M23S</meta:editing-duration>
    <meta:document-statistic meta:table-count="3" meta:image-count="0" meta:object-count="0" meta:page-count="9" meta:paragraph-count="458" meta:word-count="1500" meta:character-count="9083" meta:non-whitespace-character-count="8031"/>
  </office:meta>
</office:document-meta>
</file>